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ritertio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ricePerDay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Deposit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EnginePow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SailAr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20:06:41.207053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01:55.441379370</meta:creation-date>
    <dc:date>2025-03-30T20:07:02.808194088</dc:date>
    <meta:editing-duration>PT2M3S</meta:editing-duration>
    <meta:editing-cycles>3</meta:editing-cycles>
    <meta:generator>LibreOffice/24.8.5.2$Linux_X86_64 LibreOffice_project/480$Build-2</meta:generator>
    <meta:document-statistic meta:table-count="1" meta:cell-count="30" meta:object-count="0"/>
  </office:meta>
</office:document-meta>
</file>